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2C0000012C1AA6CB18.gif" manifest:media-type="image/gif"/>
  <manifest:file-entry manifest:full-path="Pictures/10000200000002BC0000012CD82A3387.gif" manifest:media-type="image/gif"/>
  <manifest:file-entry manifest:full-path="Pictures/100002000000019000000190CE59ED8C.gif" manifest:media-type="image/gif"/>
  <manifest:file-entry manifest:full-path="Pictures/10000200000000C8000000C8B95713DE.gif" manifest:media-type="image/gif"/>
  <manifest:file-entry manifest:full-path="Pictures/10000200000000C8000000C822FF3CD9.gif" manifest:media-type="image/gif"/>
  <manifest:file-entry manifest:full-path="Pictures/100002000000012C0000012C5F0FF0D7.gif" manifest:media-type="image/gif"/>
  <manifest:file-entry manifest:full-path="Pictures/1000020000000190000001909B942CFF.gif" manifest:media-type="image/gif"/>
  <manifest:file-entry manifest:full-path="Pictures/10000201000002580000025F5FAAD5BA.png" manifest:media-type="image/png"/>
  <manifest:file-entry manifest:full-path="Pictures/100002000000012C0000012C74DDD87B.gif" manifest:media-type="image/gif"/>
  <manifest:file-entry manifest:full-path="Pictures/10000200000001900000019078D79DCB.gif" manifest:media-type="image/gif"/>
  <manifest:file-entry manifest:full-path="Pictures/10000200000001900000019017A0E792.gif" manifest:media-type="image/gif"/>
  <manifest:file-entry manifest:full-path="Pictures/1000020000000190000001900EA8CA2D.gif" manifest:media-type="image/gif"/>
  <manifest:file-entry manifest:full-path="Pictures/10000200000001900000019027CAABCD.gif" manifest:media-type="image/gif"/>
  <manifest:file-entry manifest:full-path="Pictures/10000200000001900000019016808908.gif" manifest:media-type="image/gif"/>
  <manifest:file-entry manifest:full-path="Pictures/1000020000000190000001902453B493.gif" manifest:media-type="image/gif"/>
  <manifest:file-entry manifest:full-path="Pictures/100002000000019000000190A47881D6.gif" manifest:media-type="image/gif"/>
  <manifest:file-entry manifest:full-path="Pictures/100002000000019000000190DA2D0BBC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200%"/>
      <style:text-properties style:font-name="Comfortaa" fo:font-size="66pt" style:font-size-asian="66pt" style:font-size-complex="66pt"/>
    </style:style>
    <style:style style:name="P2" style:family="paragraph">
      <style:text-properties style:font-name="Comfortaa"/>
    </style:style>
    <style:style style:name="P3" style:family="paragraph">
      <style:text-properties style:font-name="Comfortaa" fo:font-size="66pt" fo:font-weight="normal" style:font-size-asian="66pt" style:font-weight-asian="normal" style:font-size-complex="66pt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style:font-name="Comfortaa" fo:font-size="66pt" style:font-size-asian="66pt" style:font-size-complex="66pt"/>
    </style:style>
    <style:style style:name="T2" style:family="text">
      <style:text-properties style:font-name="Comfortaa" fo:font-size="66pt" fo:font-weight="normal" style:font-size-asian="66pt" style:font-weight-asian="normal" style:font-size-complex="6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1.831cm" svg:x="1.6cm" svg:y="3.118cm" presentation:class="title" presentation:user-transformed="true">
          <draw:text-box>
            <text:p text:style-name="P1"><text:span text:style-name="T1">Kvantedatamaskiner og </text:span><text:span text:style-name="T1"><text:line-break/></text:span><text:span text:style-name="T1">sinte elektron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xml:id="id2" text:id="id2" text:style-name="P2"><text:span text:style-name="T2">Dette er Bit</text:span></text:p>
          </draw:text-box>
        </draw:frame>
        <draw:frame draw:style-name="gr2" draw:text-style-name="P4" xml:id="id1" draw:id="id1" draw:layer="layout" svg:width="12.179cm" svg:height="12.179cm" svg:x="1.2cm" svg:y="5.021cm" presentation:class="graphic" presentation:user-transformed="true">
          <draw:image xlink:href="Pictures/100002000000019000000190DA2D0BBC.gif" xlink:type="simple" xlink:show="embed" xlink:actuate="onLoad">
            <text:p/>
          </draw:image>
        </draw:frame>
        <draw:frame draw:style-name="gr3" draw:text-style-name="P4" xml:id="id3" draw:id="id3" draw:layer="layout" svg:width="12cm" svg:height="11.982cm" svg:x="13.8cm" svg:y="5.021cm">
          <draw:image xlink:href="Pictures/100002000000019000000190A47881D6.gif" xlink:type="simple" xlink:show="embed" xlink:actuate="onLoad">
            <text:p/>
          </draw:image>
        </draw:frame>
        <draw:frame draw:style-name="gr3" draw:text-style-name="P4" xml:id="id5" draw:id="id5" draw:layer="layout" svg:width="10.582cm" svg:height="10.582cm" svg:x="14.418cm" svg:y="11.4cm">
          <draw:image xlink:href="Pictures/1000020000000190000001900EA8CA2D.gif" xlink:type="simple" xlink:show="embed" xlink:actuate="onLoad">
            <text:p/>
          </draw:image>
        </draw:frame>
        <draw:frame draw:style-name="gr3" draw:text-style-name="P4" xml:id="id4" draw:id="id4" draw:layer="layout" svg:width="10.582cm" svg:height="10.582cm" svg:x="2.018cm" svg:y="11.418cm">
          <draw:image xlink:href="Pictures/10000200000001900000019017A0E792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4" draw:text-style-name="P4" xml:id="id6" draw:id="id6" draw:layer="layout" svg:width="15.874cm" svg:height="16.059cm" svg:x="6.2cm" svg:y="3.741cm">
          <draw:image xlink:href="Pictures/10000201000002580000025F5FAAD5BA.png" xlink:type="simple" xlink:show="embed" xlink:actuate="onLoad">
            <text:p/>
          </draw:image>
        </draw:frame>
        <draw:frame draw:style-name="gr3" draw:text-style-name="P4" xml:id="id8" draw:id="id8" draw:layer="layout" svg:width="6.538cm" svg:height="6.538cm" svg:x="10.762cm" svg:y="5.451cm">
          <draw:image xlink:href="Pictures/1000020000000190000001900EA8CA2D.gif" xlink:type="simple" xlink:show="embed" xlink:actuate="onLoad">
            <text:p/>
          </draw:image>
        </draw:frame>
        <draw:frame draw:style-name="gr3" draw:text-style-name="P4" xml:id="id7" draw:id="id7" draw:layer="layout" svg:width="6.538cm" svg:height="6.538cm" svg:x="7.3cm" svg:y="5.462cm">
          <draw:image xlink:href="Pictures/10000200000001900000019017A0E792.gif" xlink:type="simple" xlink:show="embed" xlink:actuate="onLoad">
            <text:p/>
          </draw:image>
        </draw:frame>
        <draw:frame draw:style-name="gr3" draw:text-style-name="P4" xml:id="id9" draw:id="id9" draw:layer="layout" svg:width="6.538cm" svg:height="6.538cm" svg:x="14.562cm" svg:y="5.451cm">
          <draw:image xlink:href="Pictures/1000020000000190000001900EA8CA2D.gif" xlink:type="simple" xlink:show="embed" xlink:actuate="onLoad">
            <text:p/>
          </draw:image>
        </draw:frame>
        <draw:frame draw:style-name="gr3" draw:text-style-name="P4" xml:id="id11" draw:id="id11" draw:layer="layout" svg:width="6.538cm" svg:height="6.538cm" svg:x="10.462cm" svg:y="9.851cm">
          <draw:image xlink:href="Pictures/1000020000000190000001900EA8CA2D.gif" xlink:type="simple" xlink:show="embed" xlink:actuate="onLoad">
            <text:p/>
          </draw:image>
        </draw:frame>
        <draw:frame draw:style-name="gr3" draw:text-style-name="P4" xml:id="id10" draw:id="id10" draw:layer="layout" svg:width="6.538cm" svg:height="6.538cm" svg:x="7cm" svg:y="9.862cm">
          <draw:image xlink:href="Pictures/10000200000001900000019017A0E792.gif" xlink:type="simple" xlink:show="embed" xlink:actuate="onLoad">
            <text:p/>
          </draw:image>
        </draw:frame>
        <draw:frame draw:style-name="gr3" draw:text-style-name="P4" xml:id="id12" draw:id="id12" draw:layer="layout" svg:width="6.538cm" svg:height="6.538cm" svg:x="14.7cm" svg:y="9.862cm">
          <draw:image xlink:href="Pictures/10000200000001900000019017A0E792.gif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401cm" svg:y="0.837cm" presentation:class="title" presentation:user-transformed="true">
          <draw:text-box>
            <text:p text:style-name="P2"><text:span text:style-name="T2">Strø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4" draw:text-style-name="P4" xml:id="id16" draw:id="id16" draw:layer="layout" svg:width="26.206cm" svg:height="26.206cm" svg:x="1.2cm" svg:y="3.2cm">
          <draw:image xlink:href="Pictures/1000020000000190000001909B942CFF.gif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401cm" svg:y="0.837cm" presentation:class="title" presentation:user-transformed="true">
          <draw:text-box>
            <text:p xml:id="id14" text:id="id14" text:style-name="P2"><text:span text:style-name="T2">Dette er Qubit</text:span></text:p>
          </draw:text-box>
        </draw:frame>
        <draw:frame draw:style-name="gr3" draw:text-style-name="P4" xml:id="id13" draw:id="id13" draw:layer="layout" svg:width="10.582cm" svg:height="10.582cm" svg:x="0.018cm" svg:y="4.6cm">
          <draw:image xlink:href="Pictures/10000200000001900000019027CAABCD.gif" xlink:type="simple" xlink:show="embed" xlink:actuate="onLoad">
            <text:p/>
          </draw:image>
        </draw:frame>
        <draw:frame draw:style-name="gr3" draw:text-style-name="P4" xml:id="id17" draw:id="id17" draw:layer="layout" svg:width="10.582cm" svg:height="10.582cm" svg:x="-0.9cm" svg:y="10.2cm">
          <draw:image xlink:href="Pictures/10000200000001900000019016808908.gif" xlink:type="simple" xlink:show="embed" xlink:actuate="onLoad">
            <text:p/>
          </draw:image>
        </draw:frame>
        <draw:frame draw:style-name="gr3" draw:text-style-name="P4" xml:id="id18" draw:id="id18" draw:layer="layout" svg:width="5.291cm" svg:height="5.291cm" svg:x="6.409cm" svg:y="10.309cm">
          <draw:image xlink:href="Pictures/10000200000000C8000000C822FF3CD9.gif" xlink:type="simple" xlink:show="embed" xlink:actuate="onLoad">
            <text:p/>
          </draw:image>
        </draw:frame>
        <draw:frame draw:style-name="gr3" draw:text-style-name="P4" xml:id="id19" draw:id="id19" draw:layer="layout" svg:width="10.582cm" svg:height="10.582cm" svg:x="8.1cm" svg:y="10.309cm">
          <draw:image xlink:href="Pictures/10000200000001900000019078D79DCB.gif" xlink:type="simple" xlink:show="embed" xlink:actuate="onLoad">
            <text:p/>
          </draw:image>
        </draw:frame>
        <draw:frame draw:style-name="gr3" draw:text-style-name="P4" xml:id="id20" draw:id="id20" draw:layer="layout" svg:width="5.291cm" svg:height="5.291cm" svg:x="15.2cm" svg:y="10.309cm">
          <draw:image xlink:href="Pictures/10000200000000C8000000C8B95713DE.gif" xlink:type="simple" xlink:show="embed" xlink:actuate="onLoad">
            <text:p/>
          </draw:image>
        </draw:frame>
        <draw:frame draw:style-name="gr3" draw:text-style-name="P4" xml:id="id21" draw:id="id21" draw:layer="layout" svg:width="10.582cm" svg:height="10.582cm" svg:x="18.2cm" svg:y="10.309cm">
          <draw:image xlink:href="Pictures/1000020000000190000001902453B493.gif" xlink:type="simple" xlink:show="embed" xlink:actuate="onLoad">
            <text:p/>
          </draw:image>
        </draw:frame>
        <draw:frame draw:style-name="gr4" draw:text-style-name="P4" xml:id="id15" draw:id="id15" draw:layer="layout" svg:width="25.6cm" svg:height="25.6cm" svg:x="1.4cm" svg:y="3.2cm">
          <draw:image xlink:href="Pictures/100002000000019000000190CE59ED8C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02cm" svg:y="0.837cm" presentation:class="title" presentation:user-transformed="true">
          <draw:text-box>
            <text:p text:style-name="P2"><text:span text:style-name="T2">Elektroner</text:span></text:p>
          </draw:text-box>
        </draw:frame>
        <draw:frame draw:style-name="gr5" draw:layer="layout" svg:width="0.502cm" svg:height="1.195cm" svg:x="6.2cm" svg:y="8.8cm">
          <draw:text-box>
            <text:p/>
          </draw:text-box>
        </draw:frame>
        <draw:frame draw:style-name="gr6" draw:layer="layout" svg:width="0.067cm" svg:height="1.195cm" svg:x="10cm" svg:y="10.971cm">
          <draw:text-box>
            <text:p/>
          </draw:text-box>
        </draw:frame>
        <draw:frame draw:style-name="gr3" draw:text-style-name="P4" xml:id="id22" draw:id="id22" draw:layer="layout" svg:width="21.934cm" svg:height="9.4cm" svg:x="2.266cm" svg:y="2.8cm">
          <draw:image xlink:href="Pictures/10000200000002BC0000012CD82A3387.gif" xlink:type="simple" xlink:show="embed" xlink:actuate="onLoad">
            <text:p/>
          </draw:image>
        </draw:frame>
        <draw:frame draw:style-name="gr5" draw:layer="layout" svg:width="0.502cm" svg:height="1.195cm" svg:x="14.553cm" svg:y="5.841cm">
          <draw:text-box>
            <text:p/>
          </draw:text-box>
        </draw:frame>
        <draw:frame draw:style-name="gr5" draw:layer="layout" svg:width="0.502cm" svg:height="1.195cm" svg:x="20.6cm" svg:y="6.8cm">
          <draw:text-box>
            <text:p/>
          </draw:text-box>
        </draw:frame>
        <draw:frame draw:style-name="gr6" draw:layer="layout" svg:width="0.2cm" svg:height="1.195cm" svg:x="21.4cm" svg:y="5.8cm">
          <draw:text-box>
            <text:p/>
          </draw:text-box>
        </draw:frame>
        <draw:frame draw:style-name="gr3" draw:text-style-name="P4" xml:id="id25" draw:id="id25" draw:layer="layout" svg:width="7.937cm" svg:height="7.937cm" svg:x="9.4cm" svg:y="10cm">
          <draw:image xlink:href="Pictures/100002000000012C0000012C1AA6CB18.gif" xlink:type="simple" xlink:show="embed" xlink:actuate="onLoad">
            <text:p/>
          </draw:image>
        </draw:frame>
        <draw:frame draw:style-name="gr3" draw:text-style-name="P4" xml:id="id23" draw:id="id23" draw:layer="layout" svg:width="7.937cm" svg:height="7.937cm" svg:x="1.863cm" svg:y="10.2cm">
          <draw:image xlink:href="Pictures/100002000000012C0000012C5F0FF0D7.gif" xlink:type="simple" xlink:show="embed" xlink:actuate="onLoad">
            <text:p/>
          </draw:image>
        </draw:frame>
        <draw:frame draw:style-name="gr3" draw:text-style-name="P4" xml:id="id24" draw:id="id24" draw:layer="layout" svg:width="7.937cm" svg:height="7.937cm" svg:x="16.8cm" svg:y="10.4cm">
          <draw:image xlink:href="Pictures/100002000000012C0000012C74DDD87B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4T00:42:25.554676562</meta:creation-date>
    <dc:date>2016-02-24T13:50:38.457634192</dc:date>
    <meta:editing-duration>PT3H4M25S</meta:editing-duration>
    <meta:editing-cycles>16</meta:editing-cycles>
    <meta:generator>LibreOffice/4.2.8.2$Linux_X86_64 LibreOffice_project/420m0$Build-2</meta:generator>
    <meta:document-statistic meta:object-count="64"/>
  </office:meta>
</office:document-meta>
</file>